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8c58" officeooo:paragraph-rsid="005c8c5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1b7" officeooo:paragraph-rsid="005bd1b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ceed" officeooo:paragraph-rsid="005cce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8fe1" officeooo:paragraph-rsid="005f8f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ec87" officeooo:paragraph-rsid="0065ec8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5ec87" officeooo:paragraph-rsid="0065ec87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3ec9d5"/>
    </style:style>
    <style:style style:name="P11" style:family="paragraph" style:parent-style-name="Standard">
      <style:paragraph-properties fo:text-align="start" style:justify-single-word="false"/>
      <style:text-properties officeooo:paragraph-rsid="001c0208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d1b7" officeooo:paragraph-rsid="005ccee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5c8c58" style:font-size-asian="12pt" style:font-weight-asian="bold" style:font-size-complex="12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2e660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c8c58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8fe1" officeooo:paragraph-rsid="005f8fe1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5cceed" officeooo:paragraph-rsid="005cceed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c8c58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5bd1b7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5bd1b7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62e660"/>
    </style:style>
    <style:style style:name="P28" style:family="paragraph" style:parent-style-name="Standard" style:list-style-name="L8">
      <style:paragraph-properties fo:text-align="start" style:justify-single-word="false"/>
      <style:text-properties officeooo:paragraph-rsid="005cceed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5bd1b7" officeooo:paragraph-rsid="005bd1b7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5bd1b7" officeooo:paragraph-rsid="005bd1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39cf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5bd1b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c8c5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e39c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ccee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f8fe1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61837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2e66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67452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bd1b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5c8c5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62e66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bd1b7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style="normal" fo:font-weight="bold" officeooo:rsid="005c8c58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5c8c58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e39cf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63ec41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644115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674528" style:font-size-asian="12pt" style:font-weight-asian="bold" style:font-size-complex="12pt" style:font-weight-complex="bold"/>
    </style:style>
    <style:style style:name="T33" style:family="text">
      <style:text-properties fo:font-style="normal" fo:font-weight="normal" officeooo:rsid="005bd1b7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c8c58" style:font-style-asian="normal" style:font-weight-asian="normal" style:font-style-complex="normal" style:font-weight-complex="normal"/>
    </style:style>
    <style:style style:name="T35" style:family="text">
      <style:text-properties fo:font-style="normal" officeooo:rsid="005bd1b7" style:font-style-asian="normal" style:font-style-complex="normal"/>
    </style:style>
    <style:style style:name="T36" style:family="text">
      <style:text-properties officeooo:rsid="005e39cf"/>
    </style:style>
    <style:style style:name="T37" style:family="text">
      <style:text-properties officeooo:rsid="006183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5">3</text:span><text:span text:style-name="T26">0</text:span><text:span text:style-name="T27">2</text:span><text:span text:style-name="T28"> </text:span><text:span text:style-name="T29">- </text:span><text:span text:style-name="T30">Flight - </text:span><text:span text:style-name="T22">Advanced Navigation: </text:span><text:span text:style-name="T20">Add and Edit Waypoints</text:span></text:p>
      <text:p text:style-name="P9">Same for A-10C and A-10C II</text:p>
      <text:p text:style-name="P6"/>
      <text:p text:style-name="P2">General</text:p>
      <text:list xml:id="list469189505" text:style-name="L1">
        <text:list-item>
          <text:p text:style-name="P12">In A-10 vocab, "<text:span text:style-name="T1">steerpoint</text:span>" is the currently selected "<text:span text:style-name="T1">waypoint</text:span>".</text:p>
        </text:list-item>
        <text:list-item>
          <text:p text:style-name="P12"><text:span text:style-name="T1">Waypoint 0</text:span> is always <text:span text:style-name="T1">INIT POSIT</text:span>, your starting position.</text:p>
        </text:list-item>
        <text:list-item>
          <text:p text:style-name="P23"><text:span text:style-name="T13">W</text:span><text:span text:style-name="T12">aypoints can be grouped into "</text:span><text:span text:style-name="T16">Flight Plans</text:span><text:span text:style-name="T12">", which link several waypoints together in a sequence.</text:span></text:p>
        </text:list-item>
        <text:list-item>
          <text:p text:style-name="P24"><text:span text:style-name="T13">The primary interface</text:span><text:span text:style-name="T14"> for nav data</text:span><text:span text:style-name="T13"> is the</text:span><text:span text:style-name="T14"> </text:span><text:span text:style-name="T18">CDU</text:span><text:span text:style-name="T14"> (</text:span><text:span text:style-name="T18">Control Display Unit</text:span><text:span text:style-name="T14">) (right console inboard, screen with keyboard below it) and the </text:span><text:span text:style-name="T18">AAP</text:span><text:span text:style-name="T14"> (</text:span><text:span text:style-name="T17">Auxiliary Avionics Panel</text:span><text:span text:style-name="T13">) (right console inboard, </text:span><text:span text:style-name="T14">just aft of the keyboard</text:span><text:span text:style-name="T15">)</text:span><text:span text:style-name="T14">.</text:span></text:p>
        </text:list-item>
        <text:list-item>
          <text:p text:style-name="P13"><text:span text:style-name="T33">You can also enter </text:span><text:span text:style-name="T34">nav </text:span><text:span text:style-name="T33">data on the </text:span><text:span text:style-name="T35">UFC Scratchpad</text:span><text:span text:style-name="T33">, and</text:span><text:span text:style-name="T34">/or</text:span><text:span text:style-name="T33"> set the </text:span><text:span text:style-name="T35">right MFD</text:span><text:span text:style-name="T33"> to </text:span><text:span text:style-name="T35">CDU</text:span><text:span text:style-name="T33"> to mirror the </text:span><text:span text:style-name="T34">CDU</text:span><text:span text:style-name="T33"> screen and OSBs.</text:span></text:p>
        </text:list-item>
      </text:list>
      <text:p text:style-name="P1"/>
      <text:p text:style-name="P3">Add a waypoint</text:p>
      <text:list xml:id="list3446740888" text:style-name="L2">
        <text:list-item>
          <text:p text:style-name="P25"><text:span text:style-name="T4">On </text:span><text:span text:style-name="T20">AAP</text:span><text:span text:style-name="T4">, set </text:span><text:span text:style-name="T24">STEER PT</text:span><text:span text:style-name="T20"> knob</text:span><text:span text:style-name="T4"> </text:span><text:span text:style-name="T6">(left knob) </text:span><text:span text:style-name="T4">to </text:span><text:span text:style-name="T20">MISSION</text:span><text:span text:style-name="T9"> (12 o'clock)</text:span><text:span text:style-name="T4">, </text:span><text:span text:style-name="T24">PAGE knob</text:span><text:span text:style-name="T6"> (</text:span><text:span text:style-name="T4">right knob</text:span><text:span text:style-name="T6">)</text:span><text:span text:style-name="T4"> to </text:span><text:span text:style-name="T20">OTHER</text:span><text:span text:style-name="T9"> (9 o'clock)</text:span><text:span text:style-name="T4">.</text:span></text:p>
        </text:list-item>
        <text:list-item>
          <text:p text:style-name="P25"><text:span text:style-name="T4">On </text:span><text:span text:style-name="T21">CDU</text:span><text:span text:style-name="T4">, press </text:span><text:span text:style-name="T20">WP</text:span><text:span text:style-name="T4"> button (third from left under </text:span><text:span text:style-name="T8">screen</text:span><text:span text:style-name="T4">) to go to </text:span><text:span text:style-name="T20">WP MENU</text:span><text:span text:style-name="T4"> screen.</text:span></text:p>
        </text:list-item>
        <text:list-item>
          <text:p text:style-name="P14">Press <text:span text:style-name="T1">R1 OSB</text:span> to go to <text:span text:style-name="T1">WAYPOINT</text:span> branch (submenu).</text:p>
        </text:list-item>
        <text:list-item>
          <text:p text:style-name="P25"><text:span text:style-name="T4">Press </text:span><text:span text:style-name="T20">R3 OSB</text:span><text:span text:style-name="T4"> ("</text:span><text:span text:style-name="T20">?</text:span><text:span text:style-name="T32">n</text:span><text:span text:style-name="T4">" where </text:span><text:span text:style-name="T20">n</text:span><text:span text:style-name="T4"> is one greater than the last waypoint) to copy current waypoint data into a new waypoint.</text:span></text:p>
        </text:list-item>
      </text:list>
      <text:list xml:id="list3707652750" text:style-name="L3">
        <text:list-item>
          <text:list>
            <text:list-item>
              <text:p text:style-name="P26"><text:span text:style-name="T4">If no waypoints exist, this will copy your start location </text:span><text:span text:style-name="T10">(INIT POSIT aka W</text:span><text:span text:style-name="T4">aypoint 0).</text:span></text:p>
            </text:list-item>
            <text:list-item>
              <text:p text:style-name="P29"><text:span text:style-name="T4">N</text:span><text:span text:style-name="T3">ewly created waypoint number will be shown next to L1 OSB.</text:span></text:p>
            </text:list-item>
          </text:list>
        </text:list-item>
      </text:list>
      <text:list xml:id="list94650796363391" text:continue-list="list3446740888" text:style-name="L2">
        <text:list-item>
          <text:p text:style-name="P25"><text:span text:style-name="T4">Press </text:span><text:span text:style-name="T20">R4 OSB</text:span><text:span text:style-name="T4"> to toggle between </text:span><text:span text:style-name="T20">L/L</text:span><text:span text:style-name="T4"> (Lat/Long in DMS) and </text:span><text:span text:style-name="T20">UTM</text:span><text:span text:style-name="T4"> (MGRS) coordinates.</text:span></text:p>
        </text:list-item>
        <text:list-item>
          <text:p text:style-name="P14">Set the coordinates and elevation (can be done in any order):</text:p>
          <text:list>
            <text:list-item>
              <text:p text:style-name="P25"><text:span text:style-name="T20">L</text:span><text:span text:style-name="T31">2</text:span><text:span text:style-name="T4">, </text:span><text:span text:style-name="T20">L</text:span><text:span text:style-name="T31">3</text:span><text:span text:style-name="T4">, and </text:span><text:span text:style-name="T20">L</text:span><text:span text:style-name="T31">4 </text:span><text:span text:style-name="T20">OSB</text:span><text:span text:style-name="T4"> show the elevation and L/L or UTM coordinates. <text:s/>For each field, enter a new value in the </text:span><text:span text:style-name="T5">AAP or </text:span><text:span text:style-name="T4">UFC </text:span><text:span text:style-name="T5">S</text:span><text:span text:style-name="T4">cratchpad first, then press corresponding OSB.</text:span></text:p>
            </text:list-item>
            <text:list-item>
              <text:p text:style-name="P14">Elevation will automatically default to ground level.</text:p>
            </text:list-item>
          </text:list>
        </text:list-item>
        <text:list-item>
          <text:p text:style-name="P30"><text:span text:style-name="T3">(Optional) Enter an alphanumeric name for the waypoint and press </text:span><text:span text:style-name="T21">R</text:span><text:span text:style-name="T19">1 OSB</text:span><text:span text:style-name="T3"> to set the name.</text:span></text:p>
        </text:list-item>
      </text:list>
      <text:p text:style-name="P1"/>
      <text:p text:style-name="P10"><text:span text:style-name="T22">Edit </text:span><text:span text:style-name="T23">w</text:span><text:span text:style-name="T22">aypoint</text:span></text:p>
      <text:list xml:id="list2225931775" text:style-name="L4">
        <text:list-item>
          <text:p text:style-name="P15">On <text:span text:style-name="T1">AAP</text:span>, set <text:span text:style-name="T2">STEER PT</text:span><text:span text:style-name="T1"> knob</text:span> <text:span text:style-name="T36">(left knob) </text:span>to <text:span text:style-name="T1">MISSION</text:span><text:span text:style-name="T37"> (12 o'clock)</text:span>, <text:span text:style-name="T2">PAGE knob</text:span><text:span text:style-name="T36"> (</text:span>right knob<text:span text:style-name="T36">)</text:span> to <text:span text:style-name="T1">OTHER</text:span><text:span text:style-name="T37"> (9 o'clock)</text:span>.</text:p>
        </text:list-item>
        <text:list-item>
          <text:p text:style-name="P27"><text:span text:style-name="T4">On </text:span><text:span text:style-name="T21">CDU</text:span><text:span text:style-name="T4">, press </text:span><text:span text:style-name="T20">WP</text:span><text:span text:style-name="T4"> button (third from left under </text:span><text:span text:style-name="T8">screen</text:span><text:span text:style-name="T4">) to go to </text:span><text:span text:style-name="T20">WP MENU</text:span><text:span text:style-name="T4"> screen.</text:span></text:p>
        </text:list-item>
        <text:list-item>
          <text:p text:style-name="P16">Press <text:span text:style-name="T1">R1 OSB</text:span> to go to <text:span text:style-name="T1">WAYPOINT</text:span> branch (submenu).</text:p>
        </text:list-item>
        <text:list-item>
          <text:p text:style-name="P17">Enter the waypoint number you want to edit on the CDU or UFC Scratchpad and press <text:span text:style-name="T1">L1 OSB</text:span> to select that waypoint.</text:p>
        </text:list-item>
        <text:list-item>
          <text:p text:style-name="P17">Follow the <text:span text:style-name="T1">steps above from #5</text:span> to edit the coordinates, elevation, and name.</text:p>
        </text:list-item>
      </text:list>
      <text:p text:style-name="P7"/>
      <text:p text:style-name="P5">Delete waypoint</text:p>
      <text:list xml:id="list3801701317" text:style-name="L5">
        <text:list-item>
          <text:p text:style-name="P20">TODO</text:p>
        </text:list-item>
      </text:list>
      <text:p text:style-name="P7"/>
      <text:p text:style-name="P2">Waypoint offset</text:p>
      <text:list xml:id="list2275840856" text:style-name="L6">
        <text:list-item>
          <text:p text:style-name="P18">TODO</text:p>
        </text:list-item>
      </text:list>
      <text:p text:style-name="P7"/>
      <text:p text:style-name="P2">Markpoints (waypoints A-Z)</text:p>
      <text:list xml:id="list3772219600" text:style-name="L7">
        <text:list-item>
          <text:p text:style-name="P19">TODO</text:p>
        </text:list-item>
      </text:list>
      <text:p text:style-name="P7"/>
      <text:p text:style-name="P4">Flight Plans</text:p>
      <text:list xml:id="list2966014821" text:style-name="L8">
        <text:list-item>
          <text:p text:style-name="P21">TODO</text:p>
        </text:list-item>
        <text:list-item>
          <text:p text:style-name="P21">Set AUTO/MAN sequencing:</text:p>
          <text:list>
            <text:list-item>
              <text:p text:style-name="P28"><text:span text:style-name="T6">PAGE</text:span><text:span text:style-name="T7"> knob (</text:span><text:span text:style-name="T6">right</text:span><text:span text:style-name="T7"> knob) to OTHER, press FPM button (5th from left), press L1 OSB to toggle AUTO/MAN.</text:span></text:p>
            </text:list-item>
          </text:list>
        </text:list-item>
      </text:list>
      <text:p text:style-name="P8"/>
      <text:p text:style-name="P4">Bullseye/"Anchor Point"</text:p>
      <text:list xml:id="list2091663156" text:style-name="L9">
        <text:list-item>
          <text:p text:style-name="P22">TODO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7T09:46:48.786000000</dc:date>
    <meta:editing-duration>PT10H3S</meta:editing-duration>
    <meta:editing-cycles>6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430" meta:character-count="2317" meta:non-whitespace-character-count="1952"/>
  </office:meta>
</office:document-meta>
</file>